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Liberation Mono" svg:font-family="'Liberation Mono', 'Courier New'" style:font-family-generic="modern"/>
    <style:font-face style:name="Nimbus Mono L" svg:font-family="'Nimbus Mono L', 'Courier New'" style:font-family-generic="modern"/>
    <style:font-face style:name="FreeSans" svg:font-family="FreeSans, 'Times New Roman'" style:font-pitch="variable"/>
    <style:font-face style:name="Noto Sans CJK SC Regular"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Mono" fo:font-size="10pt" fo:font-weight="bold" style:font-name-asian="Times New Roman" style:font-size-asian="10pt" style:font-weight-asian="bold" style:font-name-complex="Liberation Mono" style:font-size-complex="10pt"/>
    </style:style>
    <style:style style:name="P3" style:family="paragraph" style:parent-style-name="Standard">
      <style:text-properties fo:color="#000000" style:font-name="Times New Roman" fo:font-size="14pt" style:font-name-asian="Times New Roman" style:font-size-asian="14pt" style:font-name-complex="Times New Roman" style:font-size-complex="14pt"/>
    </style:style>
    <style:style style:name="P4" style:family="paragraph" style:parent-style-name="Standard">
      <style:text-properties fo:color="#5f6364" style:font-name="Times New Roman" fo:font-size="14pt" style:font-name-asian="Times New Roman" style:font-size-asian="14pt" style:font-name-complex="Times New Roman" style:font-size-complex="14pt"/>
    </style:style>
    <style:style style:name="P5" style:family="paragraph" style:parent-style-name="Standard" style:list-style-name="WW8Num2">
      <style:paragraph-properties fo:margin-left="1.245cm" fo:margin-right="0cm" fo:margin-top="0cm" fo:margin-bottom="0cm" loext:contextual-spacing="true" style:line-height-at-least="0.718cm" fo:hyphenation-ladder-count="no-limit" fo:text-indent="-0.508cm" style:auto-text-indent="false"/>
      <style:text-properties style:font-name="Times New Roman" style:font-name-asian="Times New Roman" style:font-name-complex="Times New Roman" fo:hyphenate="true" fo:hyphenation-remain-char-count="2" fo:hyphenation-push-char-count="2"/>
    </style:style>
    <style:style style:name="P6" style:family="paragraph" style:parent-style-name="Standard">
      <style:paragraph-properties fo:margin-top="0cm" fo:margin-bottom="0.478cm" loext:contextual-spacing="false" style:line-height-at-least="0.718cm"/>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P7" style:family="paragraph" style:parent-style-name="Standard" style:list-style-name="WW8Num11">
      <style:paragraph-properties fo:margin-top="0.176cm" fo:margin-bottom="0.176cm" loext:contextual-spacing="false" style:line-height-at-least="0.718cm" fo:hyphenation-ladder-count="no-limit"/>
      <style:text-properties style:font-name="Times New Roman" style:font-name-asian="Times New Roman" style:font-name-complex="Times New Roman" fo:hyphenate="true" fo:hyphenation-remain-char-count="2" fo:hyphenation-push-char-count="2"/>
    </style:style>
    <style:style style:name="P8" style:family="paragraph" style:parent-style-name="Standard" style:list-style-name="WW8Num10">
      <style:paragraph-properties fo:margin-top="0.176cm" fo:margin-bottom="0.176cm" loext:contextual-spacing="false" style:line-height-at-least="0.718cm" fo:hyphenation-ladder-count="no-limit"/>
      <style:text-properties style:font-name="Times New Roman" style:font-name-asian="Times New Roman" style:font-name-complex="Times New Roman" fo:hyphenate="true" fo:hyphenation-remain-char-count="2" fo:hyphenation-push-char-count="2"/>
    </style:style>
    <style:style style:name="P9" style:family="paragraph" style:parent-style-name="Standard" style:list-style-name="WW8Num12">
      <style:paragraph-properties fo:margin-top="0.176cm" fo:margin-bottom="0.176cm" loext:contextual-spacing="false" style:line-height-at-least="0.718cm" fo:hyphenation-ladder-count="no-limit"/>
      <style:text-properties style:font-name="Times New Roman" style:font-name-asian="Times New Roman" style:font-name-complex="Times New Roman" fo:hyphenate="true" fo:hyphenation-remain-char-count="2" fo:hyphenation-push-char-count="2"/>
    </style:style>
    <style:style style:name="P10" style:family="paragraph" style:parent-style-name="Standard" style:list-style-name="WW8Num10">
      <style:paragraph-properties fo:margin-top="0.176cm" fo:margin-bottom="0.176cm" loext:contextual-spacing="false" style:line-height-at-least="0.718cm" fo:hyphenation-ladder-count="no-limit"/>
      <style:text-properties style:font-name="Times New Roman" fo:font-style="italic" style:font-name-asian="Times New Roman" style:font-style-asian="italic" style:font-name-complex="Times New Roman" style:font-style-complex="italic" fo:hyphenate="true" fo:hyphenation-remain-char-count="2" fo:hyphenation-push-char-count="2"/>
    </style:style>
    <style:style style:name="P11" style:family="paragraph" style:parent-style-name="Standard" style:list-style-name="WW8Num12">
      <style:paragraph-properties fo:margin-top="0.176cm" fo:margin-bottom="0.176cm" loext:contextual-spacing="false" style:line-height-at-least="0.718cm" fo:hyphenation-ladder-count="no-limit"/>
      <style:text-properties style:font-name="Times New Roman" fo:font-style="italic" style:font-name-asian="Times New Roman" style:font-style-asian="italic" style:font-name-complex="Times New Roman" style:font-style-complex="italic" fo:hyphenate="true" fo:hyphenation-remain-char-count="2" fo:hyphenation-push-char-count="2"/>
    </style:style>
    <style:style style:name="P12" style:family="paragraph" style:parent-style-name="Standard">
      <style:paragraph-properties fo:margin-top="0.176cm" fo:margin-bottom="0.176cm" loext:contextual-spacing="false" style:line-height-at-least="0.718cm"/>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P13" style:family="paragraph" style:parent-style-name="Standard">
      <style:paragraph-properties fo:margin-top="0.176cm" fo:margin-bottom="0.176cm" loext:contextual-spacing="false" style:line-height-at-least="0.718cm"/>
      <style:text-properties fo:color="#000000" style:font-name="Liberation Mono" fo:font-size="10pt" style:font-name-asian="Times New Roman" style:font-size-asian="10pt" style:font-name-complex="Liberation Mono" style:font-size-complex="10pt"/>
    </style:style>
    <style:style style:name="P14" style:family="paragraph" style:parent-style-name="Standard">
      <style:paragraph-properties fo:margin-left="0.635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5" style:family="paragraph" style:parent-style-name="Standard">
      <style:paragraph-properties fo:margin-left="0.635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Mono" fo:font-size="10pt" style:font-name-asian="Liberation Mono" style:font-size-asian="10pt" style:font-name-complex="Liberation Mono" style:font-size-complex="10pt"/>
    </style:style>
    <style:style style:name="P16" style:family="paragraph" style:parent-style-name="Standard">
      <style:paragraph-properties fo:margin-left="0.635cm" fo:margin-right="0cm" fo:text-indent="0cm" style:auto-text-indent="false"/>
      <style:text-properties fo:color="#000000" style:font-name="Liberation Mono" fo:font-size="10pt" style:font-name-asian="Times New Roman" style:font-size-asian="10pt" style:font-name-complex="Liberation Mono" style:font-size-complex="10pt"/>
    </style:style>
    <style:style style:name="P17" style:family="paragraph" style:parent-style-name="Standard">
      <style:paragraph-properties fo:margin-left="0.635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Mono" fo:font-size="10pt" style:font-name-asian="Times New Roman" style:font-size-asian="10pt" style:font-name-complex="Liberation Mono" style:font-size-complex="10pt"/>
    </style:style>
    <style:style style:name="P18" style:family="paragraph" style:parent-style-name="Standard">
      <style:paragraph-properties fo:margin-top="0cm" fo:margin-bottom="0cm" loext:contextual-spacing="true" fo:text-align="justify" style:justify-single-word="false"/>
    </style:style>
    <style:style style:name="P19" style:family="paragraph" style:parent-style-name="Standard">
      <style:paragraph-properties fo:margin-top="0cm" fo:margin-bottom="0cm" loext:contextual-spacing="true" fo:text-align="justify" style:justify-single-word="false"/>
      <style:text-properties style:font-name="Times New Roman" fo:font-size="16pt" fo:background-color="#ffffff" style:font-size-asian="16pt" style:font-name-complex="Times New Roman" style:font-size-complex="16pt"/>
    </style:style>
    <style:style style:name="P20" style:family="paragraph" style:parent-style-name="Standard">
      <style:paragraph-properties fo:margin-top="0cm" fo:margin-bottom="0.353cm" loext:contextual-spacing="true" fo:line-height="115%" fo:text-align="justify" style:justify-single-word="false"/>
      <style:text-properties style:font-name="Times New Roman" fo:font-size="16pt" fo:background-color="#ffffff" style:font-size-asian="16pt" style:font-name-complex="Times New Roman" style:font-size-complex="16pt"/>
    </style:style>
    <style:style style:name="P21" style:family="paragraph" style:parent-style-name="Standard">
      <style:paragraph-properties fo:margin-top="0cm" fo:margin-bottom="0.353cm" loext:contextual-spacing="true" fo:line-height="115%" fo:text-align="justify" style:justify-single-word="false"/>
      <style:text-properties style:font-name="Times New Roman" fo:font-size="16pt" officeooo:paragraph-rsid="00010eab" fo:background-color="#ffffff" style:font-size-asian="16pt" style:font-name-complex="Times New Roman" style:font-size-complex="16pt"/>
    </style:style>
    <style:style style:name="P22" style:family="paragraph" style:parent-style-name="Text_20_body">
      <style:text-properties style:font-name="Times New Roman" fo:font-size="14pt" style:font-size-asian="14pt" style:font-name-complex="Times New Roman" style:font-size-complex="14pt"/>
    </style:style>
    <style:style style:name="P23" style:family="paragraph" style:parent-style-name="Text_20_body">
      <style:text-properties style:font-name="Times New Roman" style:font-name-complex="Times New Roman"/>
    </style:style>
    <style:style style:name="P24" style:family="paragraph" style:parent-style-name="Text_20_body" style:list-style-name="WW8Num3">
      <style:paragraph-properties>
        <style:tab-stops>
          <style:tab-stop style:position="1.247cm"/>
        </style:tab-stops>
      </style:paragraph-properties>
      <style:text-properties style:font-name="Times New Roman" style:font-name-complex="Times New Roman"/>
    </style:style>
    <style:style style:name="P25" style:family="paragraph" style:parent-style-name="Text_20_body" style:list-style-name="WW8Num4">
      <style:paragraph-properties>
        <style:tab-stops>
          <style:tab-stop style:position="1.247cm"/>
        </style:tab-stops>
      </style:paragraph-properties>
      <style:text-properties style:font-name="Times New Roman" style:font-name-complex="Times New Roman"/>
    </style:style>
    <style:style style:name="P26" style:family="paragraph" style:parent-style-name="Text_20_body" style:list-style-name="WW8Num5">
      <style:paragraph-properties>
        <style:tab-stops>
          <style:tab-stop style:position="1.247cm"/>
        </style:tab-stops>
      </style:paragraph-properties>
      <style:text-properties style:font-name="Times New Roman" style:font-name-complex="Times New Roman"/>
    </style:style>
    <style:style style:name="P27" style:family="paragraph" style:parent-style-name="Text_20_body" style:list-style-name="WW8Num6">
      <style:paragraph-properties>
        <style:tab-stops>
          <style:tab-stop style:position="1.247cm"/>
        </style:tab-stops>
      </style:paragraph-properties>
      <style:text-properties style:font-name="Times New Roman" style:font-name-complex="Times New Roman"/>
    </style:style>
    <style:style style:name="P28" style:family="paragraph" style:parent-style-name="Text_20_body" style:list-style-name="WW8Num7">
      <style:paragraph-properties>
        <style:tab-stops>
          <style:tab-stop style:position="1.247cm"/>
        </style:tab-stops>
      </style:paragraph-properties>
      <style:text-properties style:font-name="Times New Roman" style:font-name-complex="Times New Roman"/>
    </style:style>
    <style:style style:name="P29" style:family="paragraph" style:parent-style-name="Text_20_body">
      <style:text-properties style:font-name="Times New Roman" style:font-name-asian="Times New Roman" style:font-name-complex="Times New Roman"/>
    </style:style>
    <style:style style:name="P30" style:family="paragraph" style:parent-style-name="Text_20_body" style:list-style-name="WW8Num8">
      <style:paragraph-properties>
        <style:tab-stops>
          <style:tab-stop style:position="1.247cm"/>
        </style:tab-stops>
      </style:paragraph-properties>
    </style:style>
    <style:style style:name="P31" style:family="paragraph" style:parent-style-name="Text_20_body" style:list-style-name="WW8Num9">
      <style:paragraph-properties>
        <style:tab-stops>
          <style:tab-stop style:position="1.247cm"/>
        </style:tab-stops>
      </style:paragraph-properties>
    </style:style>
    <style:style style:name="P32" style:family="paragraph" style:parent-style-name="Text_20_body" style:list-style-name="WW8Num2">
      <style:paragraph-properties fo:margin-top="0cm" fo:margin-bottom="0cm" loext:contextual-spacing="false">
        <style:tab-stops>
          <style:tab-stop style:position="1.247cm"/>
        </style:tab-stops>
      </style:paragraph-properties>
      <style:text-properties style:font-name="Times New Roman" style:font-name-complex="Times New Roman"/>
    </style:style>
    <style:style style:name="P33" style:family="paragraph" style:parent-style-name="Text_20_body" style:list-style-name="WW8Num3">
      <style:paragraph-properties fo:margin-top="0cm" fo:margin-bottom="0cm" loext:contextual-spacing="false">
        <style:tab-stops>
          <style:tab-stop style:position="1.247cm"/>
        </style:tab-stops>
      </style:paragraph-properties>
      <style:text-properties style:font-name="Times New Roman" style:font-name-complex="Times New Roman"/>
    </style:style>
    <style:style style:name="P34" style:family="paragraph" style:parent-style-name="Text_20_body" style:list-style-name="WW8Num4">
      <style:paragraph-properties fo:margin-top="0cm" fo:margin-bottom="0cm" loext:contextual-spacing="false">
        <style:tab-stops>
          <style:tab-stop style:position="1.247cm"/>
        </style:tab-stops>
      </style:paragraph-properties>
      <style:text-properties style:font-name="Times New Roman" style:font-name-complex="Times New Roman"/>
    </style:style>
    <style:style style:name="P35" style:family="paragraph" style:parent-style-name="Text_20_body" style:list-style-name="WW8Num5">
      <style:paragraph-properties fo:margin-top="0cm" fo:margin-bottom="0cm" loext:contextual-spacing="false">
        <style:tab-stops>
          <style:tab-stop style:position="1.247cm"/>
        </style:tab-stops>
      </style:paragraph-properties>
      <style:text-properties style:font-name="Times New Roman" style:font-name-complex="Times New Roman"/>
    </style:style>
    <style:style style:name="P36" style:family="paragraph" style:parent-style-name="Text_20_body" style:list-style-name="WW8Num6">
      <style:paragraph-properties fo:margin-top="0cm" fo:margin-bottom="0cm" loext:contextual-spacing="false">
        <style:tab-stops>
          <style:tab-stop style:position="1.247cm"/>
        </style:tab-stops>
      </style:paragraph-properties>
      <style:text-properties style:font-name="Times New Roman" style:font-name-complex="Times New Roman"/>
    </style:style>
    <style:style style:name="P37" style:family="paragraph" style:parent-style-name="Text_20_body" style:list-style-name="WW8Num7">
      <style:paragraph-properties fo:margin-top="0cm" fo:margin-bottom="0cm" loext:contextual-spacing="false">
        <style:tab-stops>
          <style:tab-stop style:position="1.247cm"/>
        </style:tab-stops>
      </style:paragraph-properties>
      <style:text-properties style:font-name="Times New Roman" style:font-name-complex="Times New Roman"/>
    </style:style>
    <style:style style:name="P38" style:family="paragraph" style:parent-style-name="Text_20_body" style:list-style-name="WW8Num8">
      <style:paragraph-properties fo:margin-top="0cm" fo:margin-bottom="0cm" loext:contextual-spacing="false">
        <style:tab-stops>
          <style:tab-stop style:position="1.247cm"/>
        </style:tab-stops>
      </style:paragraph-properties>
      <style:text-properties style:font-name="Times New Roman" style:font-name-complex="Times New Roman"/>
    </style:style>
    <style:style style:name="P39" style:family="paragraph" style:parent-style-name="Text_20_body" style:list-style-name="WW8Num9">
      <style:paragraph-properties fo:margin-top="0cm" fo:margin-bottom="0cm" loext:contextual-spacing="false">
        <style:tab-stops>
          <style:tab-stop style:position="1.247cm"/>
        </style:tab-stops>
      </style:paragraph-properties>
      <style:text-properties style:font-name="Times New Roman" style:font-name-complex="Times New Roman"/>
    </style:style>
    <style:style style:name="P40" style:family="paragraph" style:parent-style-name="Text_20_body" style:list-style-name="WW8Num2">
      <style:paragraph-properties fo:margin-left="1.245cm" fo:margin-right="0cm" fo:margin-top="0cm" fo:margin-bottom="0cm" loext:contextual-spacing="true" fo:text-indent="-0.508cm" style:auto-text-indent="false">
        <style:tab-stops>
          <style:tab-stop style:position="1.247cm"/>
        </style:tab-stops>
      </style:paragraph-properties>
      <style:text-properties style:font-name="Times New Roman" style:font-name-complex="Times New Roman"/>
    </style:style>
    <style:style style:name="P41" style:family="paragraph" style:parent-style-name="Text_20_body">
      <style:paragraph-properties fo:margin-top="0cm" fo:margin-bottom="0cm" loext:contextual-spacing="true"/>
      <style:text-properties style:font-name="Times New Roman" style:font-name-asian="Times New Roman" style:font-name-complex="Times New Roman"/>
    </style:style>
    <style:style style:name="P42" style:family="paragraph" style:parent-style-name="Text_20_body">
      <style:paragraph-properties fo:margin-left="1.247cm" fo:margin-right="0cm" fo:margin-top="0cm" fo:margin-bottom="0cm" loext:contextual-spacing="false" fo:text-indent="0cm" style:auto-text-indent="false"/>
      <style:text-properties style:font-name="Times New Roman" style:font-name-complex="Times New Roman"/>
    </style:style>
    <style:style style:name="P43" style:family="paragraph" style:parent-style-name="Preformatted_20_Text">
      <style:text-properties style:font-name-asian="Liberation Mono"/>
    </style:style>
    <style:style style:name="P44" style:family="paragraph" style:parent-style-name="Preformatted_20_Text">
      <style:text-properties fo:font-weight="bold" style:font-weight-asian="bold" style:font-weight-complex="bold"/>
    </style:style>
    <style:style style:name="P45" style:family="paragraph" style:parent-style-name="Preformatted_20_Text">
      <style:text-properties fo:font-size="14pt" style:font-size-asian="14pt" style:font-size-complex="14pt"/>
    </style:style>
    <style:style style:name="P46" style:family="paragraph" style:parent-style-name="Preformatted_20_Text">
      <style:text-properties fo:font-size="14pt" fo:font-weight="bold" style:font-size-asian="14pt" style:font-weight-asian="bold" style:font-size-complex="14pt" style:font-weight-complex="bold"/>
    </style:style>
    <style:style style:name="P47" style:family="paragraph" style:parent-style-name="Preformatted_20_Text">
      <style:text-properties style:font-name="Times New Roman" fo:font-size="14pt" style:font-name-asian="Times New Roman" style:font-size-asian="14pt" style:font-name-complex="Times New Roman" style:font-size-complex="14pt"/>
    </style:style>
    <style:style style:name="P48" style:family="paragraph" style:parent-style-name="Preformatted_20_Text">
      <style:text-properties style:font-name="Times New Roman" fo:font-size="14pt" fo:font-weight="bold" style:font-size-asian="14pt" style:font-weight-asian="bold" style:font-name-complex="Times New Roman" style:font-size-complex="14pt" style:font-weight-complex="bold"/>
    </style:style>
    <style:style style:name="P49" style:family="paragraph" style:parent-style-name="Preformatted_20_Text">
      <style:paragraph-properties fo:margin-top="0cm" fo:margin-bottom="0.499cm" loext:contextual-spacing="false"/>
    </style:style>
    <style:style style:name="P50" style:family="paragraph" style:parent-style-name="Preformatted_20_Text">
      <style:paragraph-properties fo:margin-top="0cm" fo:margin-bottom="0.499cm" loext:contextual-spacing="false"/>
      <style:text-properties fo:font-weight="bold" style:font-weight-asian="bold" style:font-weight-complex="bold"/>
    </style:style>
    <style:style style:name="P51" style:family="paragraph" style:parent-style-name="Preformatted_20_Text">
      <style:paragraph-properties fo:margin-top="0cm" fo:margin-bottom="0.499cm" loext:contextual-spacing="false"/>
      <style:text-properties fo:color="#5f6364" style:font-name="Times New Roman" fo:font-size="14pt" style:font-name-asian="Times New Roman" style:font-size-asian="14pt" style:font-name-complex="Times New Roman" style:font-size-complex="14pt"/>
    </style:style>
    <style:style style:name="P52" style:family="paragraph" style:parent-style-name="HTML_20_Preformatted">
      <style:paragraph-properties fo:margin-left="0.635cm" fo:margin-right="0cm" fo:text-indent="0cm" style:auto-text-indent="false"/>
    </style:style>
    <style:style style:name="P53" style:family="paragraph" style:parent-style-name="HTML_20_Preformatted">
      <style:paragraph-properties fo:margin-left="0.635cm" fo:margin-right="0cm" fo:text-indent="0cm" style:auto-text-indent="false"/>
      <style:text-properties fo:color="#000000" style:font-name="Liberation Mono" fo:font-weight="bold" style:font-weight-asian="bold" style:font-name-complex="Liberation Mono"/>
    </style:style>
    <style:style style:name="P54" style:family="paragraph" style:parent-style-name="HTML_20_Preformatted">
      <style:paragraph-properties fo:margin-left="0.635cm" fo:margin-right="0cm" fo:text-indent="0cm" style:auto-text-indent="false"/>
      <style:text-properties fo:color="#000000" style:font-name="Liberation Mono" style:font-name-complex="Liberation Mono"/>
    </style:style>
    <style:style style:name="P55" style:family="paragraph" style:parent-style-name="Heading_20_2" style:master-page-name="Standard">
      <style:paragraph-properties fo:margin-top="0.353cm" fo:margin-bottom="0.212cm" loext:contextual-spacing="false" style:page-number="auto"/>
      <style:text-properties style:font-name="Times New Roman" fo:font-size="14pt" style:font-size-asian="14pt" style:font-name-complex="Times New Roman" style:font-size-complex="14pt"/>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style:font-name-complex="Times New Roman"/>
    </style:style>
    <style:style style:name="T3" style:family="text">
      <style:text-properties style:font-name="Times New Roman" fo:font-weight="bold" style:font-weight-asian="bold" style:font-name-complex="Times New Roman" style:font-weight-complex="bold"/>
    </style:style>
    <style:style style:name="T4" style:family="text">
      <style:text-properties style:font-name="Times New Roman" style:font-name-asian="Times New Roman" style:font-name-complex="Times New Roman"/>
    </style:style>
    <style:style style:name="T5" style:family="text">
      <style:text-properties style:font-name="Times New Roman" fo:font-size="16pt" fo:background-color="#ffffff" loext:char-shading-value="0" style:font-size-asian="16pt" style:font-name-complex="Times New Roman" style:font-size-complex="16pt"/>
    </style:style>
    <style:style style:name="T6" style:family="text">
      <style:text-properties fo:font-weight="bold" style:font-weight-asian="bold" style:font-weight-complex="bold"/>
    </style:style>
    <style:style style:name="T7" style:family="text">
      <style:text-properties style:font-name-asian="Liberation Mono"/>
    </style:style>
    <style:style style:name="T8" style:family="text">
      <style:text-properties fo:color="#000000" style:font-name="Liberation Mono" fo:font-size="10pt" style:font-name-asian="Liberation Mono" style:font-size-asian="10pt" style:font-name-complex="Liberation Mono" style:font-size-complex="10pt"/>
    </style:style>
    <style:style style:name="T9" style:family="text">
      <style:text-properties fo:color="#000000" style:font-name="Liberation Mono" fo:font-size="10pt" style:font-name-asian="Times New Roman" style:font-size-asian="10pt" style:font-name-complex="Liberation Mono" style:font-size-complex="10pt"/>
    </style:style>
    <style:style style:name="T10" style:family="text">
      <style:text-properties fo:color="#000000" style:font-name="Liberation Mono" fo:font-weight="bold" style:font-weight-asian="bold" style:font-name-complex="Liberation Mono"/>
    </style:style>
    <style:style style:name="T11" style:family="text">
      <style:text-properties fo:color="#000000" style:font-name="Liberation Mono" style:font-name-asian="Liberation Mono" style:font-name-complex="Liberation Mono"/>
    </style:style>
    <style:style style:name="T12" style:family="text">
      <style:text-properties fo:color="#000000" style:font-name="Liberation Mono" style:font-name-complex="Liberation Mono"/>
    </style:style>
    <style:style style:name="T13" style:family="text">
      <style:text-properties fo:font-size="10pt" style:font-name-asian="Times New Roman"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Hospital Database </text:h>
      <text:p text:style-name="P22"/>
      <text:p text:style-name="Text_20_body"><text:span text:style-name="Strong_20_Emphasis"><text:span text:style-name="T1">Sample Database description:</text:span></text:span></text:p>
      <text:p text:style-name="P23">Hospitals are the most important part of our lives, trying to provide the best medical facilities to people suffering from various type of illness, which may be due to change in climate conditions, increased work-load, emotional trauma stress etc. It is very much difficult for the hospital to maintain its day-to-day acitivities and records manually. That is why a database is required to keep records of all type of acitivities of a hospital. </text:p>
      <text:p text:style-name="Text_20_body"><text:span text:style-name="Emphasis"><text:span text:style-name="T2">List of tables in the hospital database:</text:span></text:span></text:p>
      <text:list xml:id="list3992403767" text:style-name="WW8Num2">
        <text:list-item>
          <text:p text:style-name="P32">physician </text:p>
        </text:list-item>
        <text:list-item>
          <text:p text:style-name="P32">department </text:p>
        </text:list-item>
        <text:list-item>
          <text:p text:style-name="P32">patient </text:p>
        </text:list-item>
        <text:list-item>
          <text:p text:style-name="P32">nurse </text:p>
        </text:list-item>
        <text:list-item>
          <text:p text:style-name="P32">appointment </text:p>
        </text:list-item>
        <text:list-item>
          <text:p text:style-name="P40">block </text:p>
        </text:list-item>
        <text:list-item>
          <text:p text:style-name="P40">room</text:p>
        </text:list-item>
        <text:list-item>
          <text:p text:style-name="P5">procedure</text:p>
        </text:list-item>
        <text:list-item>
          <text:p text:style-name="P5">trained_in</text:p>
        </text:list-item>
        <text:list-item>
          <text:p text:style-name="P5">undergoes</text:p>
        </text:list-item>
      </text:list>
      <text:p text:style-name="P41"><text:s/></text:p>
      <text:p text:style-name="P42"/>
      <text:p text:style-name="Text_20_body"><text:span text:style-name="Strong_20_Emphasis"><text:span text:style-name="T2">Structure of hospital Database: </text:span></text:span></text:p>
      <text:p text:style-name="Text_20_body"><text:span text:style-name="Strong_20_Emphasis"><text:span text:style-name="T2">Description of tables:</text:span></text:span></text:p>
      <text:p text:style-name="Text_20_body"><text:span text:style-name="Emphasis"><text:span text:style-name="T3">physician:</text:span></text:span></text:p>
      <text:list xml:id="list2162661030" text:style-name="WW8Num3">
        <text:list-item>
          <text:p text:style-name="P33">employeeid – this is a unique ID of a physician </text:p>
        </text:list-item>
        <text:list-item>
          <text:p text:style-name="P33">name – this is the name of a physician </text:p>
        </text:list-item>
        <text:list-item>
          <text:p text:style-name="P33"><text:soft-page-break/>position – this is the designation of a physician </text:p>
        </text:list-item>
        <text:list-item>
          <text:p text:style-name="P24">ssn – this is a security number of a physician </text:p>
        </text:list-item>
      </text:list>
      <text:p text:style-name="P23"/>
      <text:p text:style-name="Text_20_body"><text:span text:style-name="Strong_20_Emphasis"><text:span text:style-name="T2">department:</text:span></text:span></text:p>
      <text:list xml:id="list252151479" text:style-name="WW8Num4">
        <text:list-item>
          <text:p text:style-name="P34">departmentid – this is a unique ID for a department </text:p>
        </text:list-item>
        <text:list-item>
          <text:p text:style-name="P34">name – this is the name of a department </text:p>
        </text:list-item>
        <text:list-item>
          <text:p text:style-name="P25">head – this is the ID of the physician who is the head of a department, referencing to the column employeeid of the table physician </text:p>
        </text:list-item>
      </text:list>
      <text:p text:style-name="Text_20_body"><text:span text:style-name="Emphasis"><text:span text:style-name="T3">patient:</text:span></text:span></text:p>
      <text:list xml:id="list3028987460" text:style-name="WW8Num5">
        <text:list-item>
          <text:p text:style-name="P35">ssn – this is a unique ID for each patient </text:p>
        </text:list-item>
        <text:list-item>
          <text:p text:style-name="P35">name – this is the name of the patient </text:p>
        </text:list-item>
        <text:list-item>
          <text:p text:style-name="P35">address – this is the address of the patient </text:p>
        </text:list-item>
        <text:list-item>
          <text:p text:style-name="P35">phone – this is the phone number of the patient </text:p>
        </text:list-item>
        <text:list-item>
          <text:p text:style-name="P35">insuranceid – this is the insurance id of the patient </text:p>
        </text:list-item>
        <text:list-item>
          <text:p text:style-name="P26">pcp – this is the ID of the physician who primarily checked up the patient which is referencing to the column employeeid of the physician table </text:p>
        </text:list-item>
      </text:list>
      <text:p text:style-name="Text_20_body"><text:span text:style-name="Emphasis"><text:span text:style-name="T3">nurse:</text:span></text:span></text:p>
      <text:list xml:id="list899019635" text:style-name="WW8Num6">
        <text:list-item>
          <text:p text:style-name="P36">employeeid – this is the unique ID for a nurse </text:p>
        </text:list-item>
        <text:list-item>
          <text:p text:style-name="P36">name – name of the nurses </text:p>
        </text:list-item>
        <text:list-item>
          <text:p text:style-name="P36">position – the designation of the nurses </text:p>
        </text:list-item>
        <text:list-item>
          <text:p text:style-name="P36">registered – this is a logical column which indicate that whether the nurses are registered for nursing or not </text:p>
        </text:list-item>
        <text:list-item>
          <text:p text:style-name="P27">ssn – this is the security number of a nurse </text:p>
        </text:list-item>
      </text:list>
      <text:p text:style-name="Text_20_body"><text:span text:style-name="Emphasis"><text:span text:style-name="T3">appointment:</text:span></text:span></text:p>
      <text:list xml:id="list238471318" text:style-name="WW8Num7">
        <text:list-item>
          <text:p text:style-name="P37">appointmentid – this is the unique ID for an appointment </text:p>
        </text:list-item>
        <text:list-item>
          <text:p text:style-name="P37">patient – this is the ID of each patient which is referencing to the ssn column of patient table </text:p>
        </text:list-item>
        <text:list-item>
          <text:p text:style-name="P37">prepnurse – the ID of the nurse who may attend the patient with the physician, which is referencing to the column employeeid of the nurse table </text:p>
        </text:list-item>
        <text:list-item>
          <text:p text:style-name="P37">physician – this is the ID the physicians which is referencing to the employeeid column of the physician table </text:p>
        </text:list-item>
        <text:list-item>
          <text:p text:style-name="P37"><text:soft-page-break/>start_dt_time – this is the schedule date and approximate time to meet the physician </text:p>
        </text:list-item>
        <text:list-item>
          <text:p text:style-name="P37">end_dt_time – this is the schedule date and approximate time to end the meeting </text:p>
        </text:list-item>
        <text:list-item>
          <text:p text:style-name="P28">examinationroom – this the room where to meet a patient to the physician </text:p>
        </text:list-item>
      </text:list>
      <text:p text:style-name="Text_20_body"><text:span text:style-name="Emphasis"><text:span text:style-name="T3">block: </text:span></text:span></text:p>
      <text:list xml:id="list1757557301" text:style-name="WW8Num8">
        <text:list-item>
          <text:p text:style-name="P38">blockfloor – ID of the floor </text:p>
        </text:list-item>
        <text:list-item>
          <text:p text:style-name="P38">blockcode - ID of the block </text:p>
        </text:list-item>
        <text:list-item>
          <text:p text:style-name="P30"><text:span text:style-name="Emphasis"><text:span text:style-name="T2">Note: The combination of blockfloor, blockcode will come once in that table.</text:span></text:span><text:span text:style-name="T2"> </text:span></text:p>
        </text:list-item>
      </text:list>
      <text:p text:style-name="Text_20_body"><text:span text:style-name="Emphasis"><text:span text:style-name="T3">room:</text:span></text:span></text:p>
      <text:list xml:id="list841441051" text:style-name="WW8Num9">
        <text:list-item>
          <text:p text:style-name="P39">roomnumber – this is the unique ID of a room </text:p>
        </text:list-item>
        <text:list-item>
          <text:p text:style-name="P39">roomtype – this is type of room </text:p>
        </text:list-item>
        <text:list-item>
          <text:p text:style-name="P39">blockfloor - this is the floor ID where the room in </text:p>
        </text:list-item>
        <text:list-item>
          <text:p text:style-name="P39">blockcode – this is the ID of the block where the room in </text:p>
        </text:list-item>
        <text:list-item>
          <text:p text:style-name="P39">unavailable – this is the logical column which indicate that whether the room is available or not </text:p>
        </text:list-item>
        <text:list-item>
          <text:p text:style-name="P31"><text:span text:style-name="Emphasis"><text:span text:style-name="T2">Note: The of blockfloor, blockcode columns are refercing to the combination of blockfloor and blockcode columns of the table block.</text:span></text:span><text:span text:style-name="T2"> </text:span></text:p>
        </text:list-item>
      </text:list>
      <text:p text:style-name="P23"/>
      <text:p text:style-name="P6">procedure:</text:p>
      <text:list xml:id="list1599113215" text:style-name="WW8Num11">
        <text:list-item>
          <text:p text:style-name="P7">code – this is the unique ID of a medical procedure</text:p>
        </text:list-item>
        <text:list-item>
          <text:p text:style-name="P7">name – the name of the medical procedure</text:p>
        </text:list-item>
        <text:list-item>
          <text:p text:style-name="P7">cost – the cost for the procedure</text:p>
        </text:list-item>
      </text:list>
      <text:p text:style-name="P6">trained_in:</text:p>
      <text:list xml:id="list4234525657" text:style-name="WW8Num10">
        <text:list-item>
          <text:p text:style-name="P8">physician – this is ID of the physicians which is referencing to the column employeeid of the physician table</text:p>
        </text:list-item>
        <text:list-item>
          <text:p text:style-name="P8"><text:soft-page-break/>treatment – this is the ID of the medical procedure which is referencing to the column code of the procedure table</text:p>
        </text:list-item>
        <text:list-item>
          <text:p text:style-name="P8">certificationdate – this is the starting date of certification</text:p>
        </text:list-item>
        <text:list-item>
          <text:p text:style-name="P8">certificationexpires – this is the expiry date of certification</text:p>
        </text:list-item>
        <text:list-item>
          <text:p text:style-name="P10">Note: The combination of physician and treatement will come once in that table.</text:p>
        </text:list-item>
      </text:list>
      <text:p text:style-name="P12">undergoes:</text:p>
      <text:list xml:id="list1358908216" text:style-name="WW8Num12">
        <text:list-item>
          <text:p text:style-name="P9">patient - this is ID of the patient which is referencing to the ssn column of the patient table</text:p>
        </text:list-item>
        <text:list-item>
          <text:p text:style-name="P9">procedure – this is ID of the procedure and referencing to the code column of the procedure table</text:p>
        </text:list-item>
        <text:list-item>
          <text:p text:style-name="P9">stay - this is the ID admission of a patient, which is referencing to the stayid column of the stay table</text:p>
        </text:list-item>
        <text:list-item>
          <text:p text:style-name="P9">date – this is the date when a patient undergoes for a medical procedure</text:p>
        </text:list-item>
        <text:list-item>
          <text:p text:style-name="P9">physician – this is the ID of a physician which is referencing to the column employeeid of the table physician</text:p>
        </text:list-item>
        <text:list-item>
          <text:p text:style-name="P9">assistingnurse – this is the ID of a nurse who will assists the physician, referencing to the column employeeid of the table nurse</text:p>
        </text:list-item>
        <text:list-item>
          <text:p text:style-name="P11">Note: The combination ofpatient, procedure, stay, date will come once in that table.</text:p>
        </text:list-item>
      </text:list>
      <text:p text:style-name="P29"/>
      <text:p text:style-name="P1">NURSE TABLE:</text:p>
      <text:p text:style-name="P1"/>
      <text:p text:style-name="Preformatted_20_Text">employeeid | <text:s text:c="5"/>name <text:s text:c="6"/>| <text:s/>position <text:s/>| registered | <text:s text:c="3"/>ssn</text:p>
      <text:p text:style-name="Preformatted_20_Text">------------+-----------------+------------+------------+-----------</text:p>
      <text:p text:style-name="Preformatted_20_Text"><text:span text:style-name="T7"><text:s text:c="8"/></text:span>101 | Carla Espinosa <text:s/>| Head Nurse | t <text:s text:c="9"/>| 111111110</text:p>
      <text:p text:style-name="Preformatted_20_Text"><text:span text:style-name="T7"><text:s text:c="8"/></text:span>102 | Laverne Roberts | Nurse <text:s text:c="5"/>| t <text:s text:c="9"/>| 222222220</text:p>
      <text:p text:style-name="P49"><text:span text:style-name="T7"><text:s text:c="8"/></text:span>103 | Paul Flowers <text:s text:c="3"/>| Nurse <text:s text:c="5"/>| f <text:s text:c="9"/>| 333333330</text:p>
      <text:p text:style-name="P50"><text:soft-page-break/>PHYSICIAN TABLE:</text:p>
      <text:p text:style-name="P50">employeeid | <text:s text:c="6"/>name <text:s text:c="7"/>| <text:s text:c="10"/>position <text:s text:c="10"/>| <text:s text:c="3"/>ssn</text:p>
      <text:p text:style-name="Preformatted_20_Text">------------+-------------------+------------------------------+-----------</text:p>
      <text:p text:style-name="Preformatted_20_Text"><text:span text:style-name="T7"><text:s text:c="10"/></text:span>1 | John Dorian <text:s text:c="6"/>| Staff Internist <text:s text:c="13"/>| 111111111</text:p>
      <text:p text:style-name="Preformatted_20_Text"><text:span text:style-name="T7"><text:s text:c="10"/></text:span>2 | Elliot Reid <text:s text:c="6"/>| Attending Physician <text:s text:c="9"/>| 222222222</text:p>
      <text:p text:style-name="Preformatted_20_Text"><text:span text:style-name="T7"><text:s text:c="10"/></text:span>3 | Christopher Turk <text:s/>| Surgical Attending Physician | 333333333</text:p>
      <text:p text:style-name="Preformatted_20_Text"><text:span text:style-name="T7"><text:s text:c="10"/></text:span>4 | Percival Cox <text:s text:c="5"/>| Senior Attending Physician <text:s text:c="2"/>| 444444444</text:p>
      <text:p text:style-name="Preformatted_20_Text"><text:span text:style-name="T7"><text:s text:c="10"/></text:span>5 | Bob Kelso <text:s text:c="8"/>| Head Chief of Medicine <text:s text:c="6"/>| 555555555</text:p>
      <text:p text:style-name="Preformatted_20_Text"><text:span text:style-name="T7"><text:s text:c="10"/></text:span>6 | Todd Quinlan <text:s text:c="5"/>| Surgical Attending Physician | 666666666</text:p>
      <text:p text:style-name="Preformatted_20_Text"><text:span text:style-name="T7"><text:s text:c="10"/></text:span>7 | John Wen <text:s text:c="9"/>| Surgical Attending Physician | 777777777</text:p>
      <text:p text:style-name="Preformatted_20_Text"><text:span text:style-name="T7"><text:s text:c="10"/></text:span>8 | Keith Dudemeister | MD Resident <text:s text:c="17"/>| 888888888</text:p>
      <text:p text:style-name="P49"><text:span text:style-name="T7"><text:s text:c="10"/></text:span>9 | Molly Clock <text:s text:c="6"/>| Attending Psychiatrist <text:s text:c="6"/>| 999999999</text:p>
      <text:p text:style-name="P50">DEPARTEMNT TABLE:</text:p>
      <text:p text:style-name="P49">departmentid | <text:s text:c="6"/>name <text:s text:c="6"/>| head</text:p>
      <text:p text:style-name="Preformatted_20_Text">--------------+------------------+------</text:p>
      <text:p text:style-name="Preformatted_20_Text"><text:span text:style-name="T7"><text:s text:c="12"/></text:span>1 | General Medicine | <text:s text:c="3"/>4</text:p>
      <text:p text:style-name="Preformatted_20_Text"><text:span text:style-name="T7"><text:s text:c="12"/></text:span>2 | Surgery <text:s text:c="9"/>| <text:s text:c="3"/>7</text:p>
      <text:p text:style-name="P49"><text:span text:style-name="T7"><text:s text:c="12"/></text:span>3 | Psychiatry <text:s text:c="6"/>| <text:s text:c="3"/>9</text:p>
      <text:p text:style-name="P50">APPOINTMENT TABLE:</text:p>
      <text:p text:style-name="P49"><text:span text:style-name="T7"><text:s/></text:span>appointmentid | <text:s/>patient <text:s/>| prepnurse | physician | <text:s text:c="3"/>start_dt_time <text:s text:c="3"/>| <text:s text:c="4"/>end_dt_time <text:s text:c="4"/>| examinationroom</text:p>
      <text:p text:style-name="Preformatted_20_Text">---------------+-----------+-----------+-----------+---------------------+---------------------+-----------------</text:p>
      <text:p text:style-name="Preformatted_20_Text"><text:span text:style-name="T7"><text:s text:c="6"/></text:span>13216584 | 100000001 | <text:s text:c="6"/>101 | <text:s text:c="8"/>1 | 2008-04-24 10:00:00 | 2008-04-24 11:00:00 | A</text:p>
      <text:p text:style-name="Preformatted_20_Text"><text:span text:style-name="T7"><text:s text:c="6"/></text:span>59871321 | 100000004 | <text:s text:c="10"/>| <text:s text:c="8"/>4 | 2008-04-26 10:00:00 | 2008-04-26 11:00:00 | C</text:p>
      <text:p text:style-name="Preformatted_20_Text"><text:span text:style-name="T7"><text:s text:c="6"/></text:span>69879231 | 100000003 | <text:s text:c="6"/>103 | <text:s text:c="8"/>2 | 2008-04-26 11:00:00 | 2008-04-26 12:00:00 | C</text:p>
      <text:p text:style-name="Preformatted_20_Text"><text:span text:style-name="T7"><text:s text:c="6"/></text:span>76983231 | 100000001 | <text:s text:c="10"/>| <text:s text:c="8"/>3 | 2008-04-26 12:00:00 | 2008-04-26 13:00:00 | C</text:p>
      <text:p text:style-name="P43"><text:s text:c="5"/></text:p>
      <text:p text:style-name="P50">ROOM TABLE:</text:p>
      <text:p text:style-name="P49">roomnumber | roomtype | blockfloor | blockcode | unavailable</text:p>
      <text:p text:style-name="Preformatted_20_Text">-----------+----------+------------+-----------+-------------</text:p>
      <text:p text:style-name="Preformatted_20_Text"><text:soft-page-break/><text:span text:style-name="T7"><text:s text:c="7"/></text:span>101 | Single <text:s text:c="2"/>| <text:s text:c="9"/>1 | <text:s text:c="8"/>1 | f</text:p>
      <text:p text:style-name="Preformatted_20_Text"><text:span text:style-name="T7"><text:s text:c="7"/></text:span>102 | Single <text:s text:c="2"/>| <text:s text:c="9"/>2 | <text:s text:c="8"/>1 | f</text:p>
      <text:p text:style-name="Preformatted_20_Text"><text:span text:style-name="T7"><text:s text:c="7"/></text:span>212 | Single <text:s text:c="2"/>| <text:s text:c="9"/>3 | <text:s text:c="8"/>2 | f</text:p>
      <text:p text:style-name="Preformatted_20_Text"/>
      <text:p text:style-name="P44"/>
      <text:p text:style-name="P44">PATIENT:</text:p>
      <text:p text:style-name="Preformatted_20_Text"><text:span text:style-name="T7"><text:s text:c="3"/></text:span>ssn <text:s text:c="3"/>| <text:s text:c="6"/>name <text:s text:c="7"/>| <text:s text:c="5"/>address <text:s text:c="6"/>| <text:s/>phone <text:s text:c="2"/>| insuranceid | pcp</text:p>
      <text:p text:style-name="Preformatted_20_Text">-----------+-------------------+--------------------+----------+-------------+-----</text:p>
      <text:p text:style-name="Preformatted_20_Text"><text:span text:style-name="T7"><text:s/></text:span>100000001 | John Smith <text:s text:c="7"/>| 42 Foobar Lane <text:s text:c="4"/>| 555-0256 | <text:s text:c="3"/>68476213 | <text:s text:c="2"/>1</text:p>
      <text:p text:style-name="Preformatted_20_Text"><text:span text:style-name="T7"><text:s/></text:span>100000002 | Grace Ritchie <text:s text:c="4"/>| 37 Snafu Drive <text:s text:c="4"/>| 555-0512 | <text:s text:c="3"/>36546321 | <text:s text:c="2"/>2</text:p>
      <text:p text:style-name="Preformatted_20_Text"><text:span text:style-name="T7"><text:s/></text:span>100000003 | Random J. Patient | 101 Omgbbq Street <text:s/>| 555-1204 | <text:s text:c="3"/>65465421 | <text:s text:c="2"/>2</text:p>
      <text:p text:style-name="P49"><text:span text:style-name="T7"><text:s/></text:span>100000004 | Dennis Doe <text:s text:c="7"/>| 1100 Foobaz Avenue | 555-2048 | <text:s text:c="3"/>68421879 | <text:s text:c="2"/>3</text:p>
      <text:p text:style-name="P44"/>
      <text:p text:style-name="P44">BLOCK:</text:p>
      <text:p text:style-name="Preformatted_20_Text">block_floor | block_code</text:p>
      <text:p text:style-name="Preformatted_20_Text">1<text:tab/> <text:s text:c="5"/>|1</text:p>
      <text:p text:style-name="Preformatted_20_Text">1<text:tab/><text:tab/>|2</text:p>
      <text:p text:style-name="Preformatted_20_Text">2<text:tab/><text:tab/>|1</text:p>
      <text:p text:style-name="Preformatted_20_Text">2<text:tab/><text:tab/>|2</text:p>
      <text:p text:style-name="Preformatted_20_Text">3<text:tab/><text:tab/>|1</text:p>
      <text:p text:style-name="Preformatted_20_Text">3<text:tab/><text:tab/>|2</text:p>
      <text:p text:style-name="Preformatted_20_Text"/>
      <text:p text:style-name="P2">PROCEDURE TABLE:</text:p>
      <text:p text:style-name="P15"><text:s text:c="2"/></text:p>
      <text:p text:style-name="P17">code | <text:s text:c="13"/>name <text:s text:c="27"/>| cost</text:p>
      <text:p text:style-name="P17">------+--------------------------------+-------</text:p>
      <text:p text:style-name="P14"><text:span text:style-name="T8"><text:s text:c="4"/></text:span><text:span text:style-name="T9">1 | Reverse Rhinopodoplasty <text:s text:c="14"/><text:tab/> | <text:s/>1500</text:span></text:p>
      <text:p text:style-name="P14"><text:span text:style-name="T8"><text:s text:c="4"/></text:span><text:span text:style-name="T9">2 | Obtuse Pyloric Recombobulation <text:s text:c="3"/><text:tab/><text:tab/> | <text:s/>3750</text:span></text:p>
      <text:p text:style-name="P14"><text:span text:style-name="T8"><text:s text:c="4"/></text:span><text:span text:style-name="T9">3 | Folded Demiophtalmectomy <text:s text:c="11"/><text:tab/> | <text:s/>4500</text:span></text:p>
      <text:p text:style-name="P14"><text:span text:style-name="T8"><text:s text:c="4"/></text:span><text:span text:style-name="T9">4 | Complete Walletectomy <text:s text:c="12"/><text:tab/> <text:s text:c="8"/>| 10000</text:span></text:p>
      <text:p text:style-name="P14"><text:span text:style-name="T8"><text:s text:c="4"/></text:span><text:span text:style-name="T9">5 | Obfuscated Dermogastrotomy <text:s text:c="7"/><text:tab/> <text:s text:c="8"/>| <text:s/>4899</text:span></text:p>
      <text:p text:style-name="P15"><text:s text:c="4"/></text:p>
      <text:p text:style-name="P16"/>
      <text:p text:style-name="P53">UNDERGOES TABLE:</text:p>
      <text:p text:style-name="P53"/>
      <text:p text:style-name="P52"><text:span text:style-name="T11"><text:s text:c="2"/></text:span><text:span text:style-name="T12">patient <text:s/>| procedure | stay | <text:s text:c="7"/>date <text:s text:c="8"/>| physician | assistingnurse</text:span></text:p>
      <text:p text:style-name="P54">-----------+-----------+------+---------------------+-----------+----------------</text:p>
      <text:p text:style-name="P52"><text:span text:style-name="T11"><text:s/></text:span><text:span text:style-name="T12">100000001 | <text:s text:c="8"/>6 | 3215 | 2008-05-02 00:00:00 | <text:s text:c="8"/>3 | <text:s text:c="11"/>101</text:span></text:p>
      <text:p text:style-name="P52"><text:span text:style-name="T11"><text:s/></text:span><text:span text:style-name="T12">100000001 | <text:s text:c="8"/>7 | 3217 | 2008-05-10 00:00:00 | <text:s text:c="8"/>7 | <text:s text:c="11"/>101</text:span></text:p>
      <text:p text:style-name="P52"><text:span text:style-name="T11"><text:s/></text:span><text:span text:style-name="T12">100000004 | <text:s text:c="8"/>4 | 3217 | 2008-05-13 00:00:00 | <text:s text:c="8"/>3 | <text:s text:c="11"/>103</text:span></text:p>
      <text:p text:style-name="P54"/>
      <text:p text:style-name="P54"><text:soft-page-break/></text:p>
      <text:p text:style-name="P54"/>
      <text:p text:style-name="P53">TRAINED TABLE:</text:p>
      <text:p text:style-name="P54">physician | treatment | certificationdate | certificationexpires</text:p>
      <text:p text:style-name="P54">-----------+-----------+-------------------+----------------------</text:p>
      <text:p text:style-name="P52"><text:span text:style-name="T11"><text:s text:c="9"/></text:span><text:span text:style-name="T12">3 | <text:s text:c="8"/>1 | 2008-01-01 <text:s text:c="7"/>| 2008-12-31</text:span></text:p>
      <text:p text:style-name="P52"><text:span text:style-name="T11"><text:s text:c="9"/></text:span><text:span text:style-name="T12">3 | <text:s text:c="8"/>2 | 2008-01-01 <text:s text:c="7"/>| 2008-12-31</text:span></text:p>
      <text:p text:style-name="P52"><text:span text:style-name="T11"><text:s text:c="9"/></text:span><text:span text:style-name="T12">6 | <text:s text:c="8"/>2 | 2008-01-01 <text:s text:c="7"/>| 2008-12-31</text:span></text:p>
      <text:p text:style-name="P52"><text:span text:style-name="T11"><text:s text:c="9"/></text:span><text:span text:style-name="T12">6 | <text:s text:c="8"/>5 | 2007-01-01 <text:s text:c="7"/>| 2007-12-31</text:span></text:p>
      <text:p text:style-name="P52"><text:span text:style-name="T11"><text:s text:c="9"/></text:span><text:span text:style-name="T12">7 | <text:s text:c="8"/>1 | 2008-01-01 <text:s text:c="7"/>| 2008-12-31</text:span></text:p>
      <text:p text:style-name="P13"/>
      <text:p text:style-name="P3"/>
      <text:p text:style-name="P47"/>
      <text:p text:style-name="P48"/>
      <text:p text:style-name="P46">QUERIES:</text:p>
      <text:p text:style-name="P45"/>
      <text:p text:style-name="P19">1) Write a query in SQL to obtain the names of all patients whose primary care is taken by a physician who is not the head of any department and name of that physician along with their primary care physician.</text:p>
      <text:p text:style-name="P19"/>
      <text:p text:style-name="P19">select PatientName, name as Phy from (select name as PatientName, pcp from patient where pcp not in (select distinct head from department)) t1 left join Physician on employeeid = pcp;</text:p>
      <text:p text:style-name="P19"/>
      <text:p text:style-name="P19">2) Write a query in SQL to obtain the names of all patients who had at least two appointments where the nurse who prepped the appointment was a registered nurse and the physician who has carried out primary care.</text:p>
      <text:p text:style-name="P19"/>
      <text:p text:style-name="P19">select Patient, name as Phy from (select name as Patient, pcp from (select *, count(*) from (select patient from appointment inner join Nurse on prepnurse = employeeid where registered = 't') t1 group by patient) t1 left join patient on ssn = patient) t1 left join Physician on pcp = employeeid;</text:p>
      <text:p text:style-name="P19"/>
      <text:p text:style-name="P18"><text:soft-page-break/><text:span text:style-name="T5"> 3) Write a query in SQL to obtain the names of all patients who have been undergone a procedure costing more than $5,000 and the name of that physician who has carried out primary care.</text:span></text:p>
      <text:p text:style-name="P18"><text:span text:style-name="T5"/></text:p>
      <text:p text:style-name="P18"><text:span text:style-name="T5">select pname, physician_name from (select * from (select * from undergoes as t1 left join procedur as t2 on t1.procedur = t2.code where cost &gt; 5000) t1 left join (select name as pname, pcp, ssn from patient) t2 on patient = ssn) t1 left join (select name as physician_name, employeeid from Physician) t2 on pcp = employeeid;</text:span></text:p>
      <text:p text:style-name="P18"><text:span text:style-name="T5"/></text:p>
      <text:p text:style-name="P18"><text:span text:style-name="T5"/></text:p>
      <text:p text:style-name="P20">4)Write a query in SQL to obtain the name of all those physicians who completed a medical procedure with certification after the date of expiration of their certificate, their position, procedure they have done, date of procedure, name of the patient on which the procedure had been applied and the date when the certification expired.</text:p>
      <text:p text:style-name="P20"/>
      <text:p text:style-name="P20">select Physician.name, position, date1, t4.name, certificationexpires from (select * from (select distinct t1.physician, t1.procedur, t1.date1, t1.patient, t2.certificationexpires from (select physician, procedur, date1, patient from undergoes) t1 left join (select physician, treatment, certificationexpires from trained_in) t2 on t1.physician = t2.physician and t1.procedur = t2.treatment and t1.date1 &gt; t2.certificationexpires where t2.physician is not NULL) t3 left join patient on t3.patient = patient.ssn) t4 left join Physician on t4.physician = Physician.employeeid;</text:p>
      <text:p text:style-name="P20"/>
      <text:p text:style-name="P20">5) Write a SQL query to obtain the names of all the physicians performed a medical procedure but they are not certified to perform.</text:p>
      <text:p text:style-name="P20"/>
      <text:p text:style-name="P21"><text:soft-page-break/>select name from Physician where employeeid in (select distinct t1.physician from (select physician, procedur from undergoes) t1 left join (select physician, treatment from trained_in) t2 on t1.physician = t2.physician and t1.procedur = t2.treatment where t2.physician is NULL);</text:p>
      <text:p text:style-name="P5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Liberation Mono" svg:font-family="'Liberation Mono', 'Courier New'" style:font-family-generic="modern"/>
    <style:font-face style:name="Nimbus Mono L" svg:font-family="'Nimbus Mono L', 'Courier New'" style:font-family-generic="modern"/>
    <style:font-face style:name="FreeSans" svg:font-family="FreeSans, 'Times New Roman'" style:font-pitch="variable"/>
    <style:font-face style:name="Noto Sans CJK SC Regular"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IN" style:letter-kerning="true" style:font-name-asian="Noto Sans CJK SC Regular" style:font-family-asian="'Noto Sans CJK SC Regular', 'Times New Roman'"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Times New Roman'" style:font-pitch-asian="variable" style:font-size-asian="14pt" style:font-name-complex="FreeSans"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Noto Sans CJK SC Regular" style:font-family-asian="'Noto Sans CJK SC Regular', 'Times New Roman'" style:font-pitch-asian="variable" style:font-size-asian="18pt" style:font-weight-asian="bold" style:font-name-complex="FreeSans" style:font-family-complex="FreeSans, 'Times New Roman'"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n" fo:country="US" style:letter-kerning="tru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fo:hyphenate="tru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loext:contextual-spacing="true" fo:line-height="115%" fo:hyphenation-ladder-count="no-limit" fo:text-indent="0cm" style:auto-text-indent="false"/>
      <style:text-properties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 style:font-family-complex="OpenSymbol, 'Arial Unicode MS'" style:font-charset-complex="x-symbol"/>
    </style:style>
    <style:style style:name="WW8Num3z0" style:family="text">
      <style:text-properties style:font-name="Symbol" fo:font-family="Symbol" style:font-family-generic="roman" style:font-pitch="variable" style:font-name-complex="OpenSymbol" style:font-family-complex="OpenSymbol, 'Arial Unicode MS'" style:font-charset-complex="x-symbol"/>
    </style:style>
    <style:style style:name="WW8Num4z0" style:family="text">
      <style:text-properties style:font-name="Symbol" fo:font-family="Symbol" style:font-family-generic="roman" style:font-pitch="variable" style:font-name-complex="OpenSymbol" style:font-family-complex="OpenSymbol, 'Arial Unicode MS'" style:font-charset-complex="x-symbol"/>
    </style:style>
    <style:style style:name="WW8Num5z0" style:family="text">
      <style:text-properties style:font-name="Symbol" fo:font-family="Symbol" style:font-family-generic="roman" style:font-pitch="variable" style:font-name-complex="OpenSymbol" style:font-family-complex="OpenSymbol, 'Arial Unicode MS'" style:font-charset-complex="x-symbol"/>
    </style:style>
    <style:style style:name="WW8Num6z0" style:family="text">
      <style:text-properties style:font-name="Symbol" fo:font-family="Symbol" style:font-family-generic="roman" style:font-pitch="variable" style:font-name-complex="OpenSymbol" style:font-family-complex="OpenSymbol, 'Arial Unicode MS'" style:font-charset-complex="x-symbol"/>
    </style:style>
    <style:style style:name="WW8Num7z0" style:family="text">
      <style:text-properties style:font-name="Symbol" fo:font-family="Symbol" style:font-family-generic="roman" style:font-pitch="variable" style:font-name-complex="OpenSymbol" style:font-family-complex="OpenSymbol, 'Arial Unicode MS'" style:font-charset-complex="x-symbol"/>
    </style:style>
    <style:style style:name="WW8Num8z0" style:family="text">
      <style:text-properties style:font-name="Symbol" fo:font-family="Symbol" style:font-family-generic="roman" style:font-pitch="variable" style:font-name-complex="OpenSymbol" style:font-family-complex="OpenSymbol, 'Arial Unicode MS'" style:font-charset-complex="x-symbol"/>
    </style:style>
    <style:style style:name="WW8Num9z0" style:family="text">
      <style:text-properties style:font-name="Symbol" fo:font-family="Symbol" style:font-family-generic="roman" style:font-pitch="variable" style:font-name-complex="OpenSymbol" style:font-family-complex="OpenSymbol, 'Arial Unicode MS'"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ource_20_Text" style:display-name="Source Text" style:family="text">
      <style:text-properties style:font-name="Liberation Mono" fo:font-family="'Liberation Mono', 'Courier New'" style:font-family-generic="modern" style:font-name-asian="Nimbus Mono L" style:font-family-asian="'Nimbus Mono L', 'Courier New'" style:font-family-generic-asian="modern" style:font-name-complex="Liberation Mono" style:font-family-complex="'Liberation Mono', 'Courier New'" style:font-family-generic-complex="modern"/>
    </style:style>
    <style:style style:name="HTML_20_Preformatted_20_Char" style:display-name="HTML Preformatted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fo:background-color="#ffffff"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creation-date>2018-09-06T21:25:00</meta:creation-date>
    <dc:date>2018-10-05T01:33:54.351340775</dc:date>
    <meta:editing-cycles>14</meta:editing-cycles>
    <meta:editing-duration>PT1H7M51S</meta:editing-duration>
    <meta:generator>LibreOffice/6.1.1.2$Linux_X86_64 LibreOffice_project/5d19a1bfa650b796764388cd8b33a5af1f5baa1b</meta:generator>
    <meta:document-statistic meta:table-count="0" meta:image-count="0" meta:object-count="0" meta:page-count="9" meta:paragraph-count="164" meta:word-count="1748" meta:character-count="11158" meta:non-whitespace-character-count="8549"/>
  </office:meta>
</office:document-meta>
</file>